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78cm"/>
    </style:style>
    <style:style style:name="Tabla1.B" style:family="table-column">
      <style:table-column-properties style:column-width="6.556cm"/>
    </style:style>
    <style:style style:name="Tabla1.C" style:family="table-column">
      <style:table-column-properties style:column-width="6.66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text-align="center" style:justify-single-word="false" fo:break-before="page"/>
      <style:text-properties officeooo:rsid="00077bc0" officeooo:paragraph-rsid="00077bc0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officeooo:rsid="00077bc0" officeooo:paragraph-rsid="00077bc0"/>
    </style:style>
    <style:style style:name="P5" style:family="paragraph" style:parent-style-name="Heading_20_2">
      <style:paragraph-properties fo:text-align="justify" style:justify-single-word="false" fo:break-before="page"/>
      <style:text-properties fo:font-size="18pt" style:font-size-asian="18pt" style:font-size-complex="18pt"/>
    </style:style>
    <style:style style:name="P6" style:family="paragraph" style:parent-style-name="Text_20_body">
      <style:paragraph-properties fo:text-align="justify" style:justify-single-word="false"/>
      <style:text-properties officeooo:rsid="00077bc0" officeooo:paragraph-rsid="00077bc0"/>
    </style:style>
    <style:style style:name="P7" style:family="paragraph" style:parent-style-name="Text_20_body">
      <style:paragraph-properties fo:text-align="justify" style:justify-single-word="false"/>
      <style:text-properties fo:font-size="16pt" officeooo:rsid="000d9b29" officeooo:paragraph-rsid="000d9b29" style:font-size-asian="14pt" style:font-size-complex="16pt"/>
    </style:style>
    <style:style style:name="P8" style:family="paragraph" style:parent-style-name="Text_20_body">
      <style:paragraph-properties fo:text-align="justify" style:justify-single-word="false" fo:break-before="page"/>
      <style:text-properties officeooo:rsid="00077bc0" officeooo:paragraph-rsid="00077bc0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fo:font-size="16pt" fo:font-weight="normal" officeooo:rsid="000e6ce1" officeooo:paragraph-rsid="000e6ce1" style:font-size-asian="14pt" style:font-weight-asian="normal" style:font-size-complex="16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6pt" fo:font-weight="normal" officeooo:rsid="000e6ce1" officeooo:paragraph-rsid="000e6ce1" style:font-size-asian="14pt" style:font-weight-asian="normal" style:font-size-complex="16pt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6pt" fo:font-weight="normal" officeooo:rsid="000e6ce1" officeooo:paragraph-rsid="000e6ce1" style:font-size-asian="14pt" style:font-weight-asian="normal" style:font-size-complex="16pt" style:font-weight-complex="normal"/>
    </style:style>
    <style:style style:name="P13" style:family="paragraph" style:parent-style-name="Heading_20_3">
      <style:paragraph-properties fo:text-align="justify" style:justify-single-word="false"/>
      <style:text-properties fo:font-size="16pt" style:font-size-asian="16pt" style:font-size-complex="16pt"/>
    </style:style>
    <style:style style:name="P14" style:family="paragraph" style:parent-style-name="Text_20_body">
      <style:text-properties fo:font-size="16pt" fo:font-weight="normal" officeooo:rsid="000e6ce1" officeooo:paragraph-rsid="000e6ce1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00a24fe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0a24fe" officeooo:paragraph-rsid="000a24fe" style:font-weight-asian="bold" style:font-weight-complex="bold"/>
    </style:style>
    <style:style style:name="P19" style:family="paragraph" style:parent-style-name="Heading_20_2">
      <style:paragraph-properties fo:text-align="center" style:justify-single-word="false" fo:break-before="page"/>
    </style:style>
    <style:style style:name="P20" style:family="paragraph" style:parent-style-name="Text_20_body">
      <style:paragraph-properties fo:text-align="center" style:justify-single-word="false"/>
      <style:text-properties officeooo:rsid="000e6ce1" officeooo:paragraph-rsid="000e6ce1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 officeooo:rsid="000e6ce1"/>
    </style:style>
    <style:style style:name="P2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6ce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Google Sans Text"/>
    </style:style>
    <style:style style:name="T5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 PREDISENADO 6:</text:p>
      <text:p text:style-name="Title">GESTOR DE INVENTARIO CON CONTROL DE ACCESO MEDIANTE CODIGOS QR DINAMICOS</text:p>
      <text:p text:style-name="P1">INDICE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2_1301594584" office:name="RESUMEN DE LA APLICACIÓN" text:style-name="Index_20_Link" text:visited-style-name="Index_20_Link">RESUMEN DE LA APLICACIÓN<text:tab/>3</text:a></text:p>
          <text:p text:style-name="P2"><text:a xlink:type="simple" xlink:href="#__RefHeading___Toc4_1301594584COPY_IS_MOVE" office:name="(Acceso a datos) RA 2: Desarrolla aplicaciones que gestionan información almacenada en bases de datos relacionales identificando y utilizando mecanismos de conexión :" text:style-name="Index_20_Link" text:visited-style-name="Index_20_Link">(Acceso a datos) RA 2: Desarrolla aplicaciones que gestionan información almacenada en bases de datos relacionales identificando y utilizando mecanismos de conexión :<text:tab/>3</text:a></text:p>
          <text:p text:style-name="P3"><text:a xlink:type="simple" xlink:href="#__RefHeading___Toc6_1301594584" office:name="Evidencia 1:" text:style-name="Index_20_Link" text:visited-style-name="Index_20_Link">Evidencia 1:<text:tab/>3</text:a></text:p>
          <text:p text:style-name="P2"><text:a xlink:type="simple" xlink:href="#__RefHeading___Toc8_1301594584" office:name="(Sistemas de gestión) RA 3: Realiza operaciones de gestión, consulta y análisis de la información siguiendo las especificaciones de diseño y utilizando las herramientas proporcionadas por los sistemas ERP-CRM :" text:style-name="Index_20_Link" text:visited-style-name="Index_20_Link">(Sistemas de gestión) RA 3: Realiza operaciones de gestión, consulta y análisis de la información siguiendo las especificaciones de diseño y utilizando las herramientas proporcionadas por los sistemas ERP-CRM :<text:tab/>3</text:a></text:p>
          <text:p text:style-name="P2"><text:a xlink:type="simple" xlink:href="#__RefHeading___Toc953_1301594584" office:name="(Introducción a la nube pública) RA 3: Diseña y configura redes virtuales y servicios de cómputo en la nube, aplicando buenas prácticas de seguridad, estrategias de balanceo de carga, escalado automático y aprovechando tecnologías serverless, contenedores y máquinas virtuales según casos de uso específicos :" text:style-name="Index_20_Link" text:visited-style-name="Index_20_Link">(Introducción a la nube pública) RA 3: Diseña y configura redes virtuales y servicios de cómputo en la nube, aplicando buenas prácticas de seguridad, estrategias de balanceo de carga, escalado automático y aprovechando tecnologías serverless, contenedores y máquinas virtuales según casos de uso específicos :<text:tab/>4</text:a></text:p>
          <text:p text:style-name="P2"><text:a xlink:type="simple" xlink:href="#__RefHeading___Toc955_1301594584" office:name="Evidencia 3 :" text:style-name="Index_20_Link" text:visited-style-name="Index_20_Link">Evidencia 3 :<text:tab/>4</text:a></text:p>
        </text:index-body>
      </text:table-of-content>
      <text:p text:style-name="P4"/>
      <text:h text:style-name="P5" text:outline-level="2"><text:bookmark-start text:name="__RefHeading___Toc2_1301594584"/>RESUMEN DE LA APLICACIÓN<text:bookmark-end text:name="__RefHeading___Toc2_1301594584"/></text:h>
      <text:p text:style-name="P6"/>
      <text:h text:style-name="Heading_20_3" text:outline-level="3">Descripción del Sistema:</text:h>
      <text:p text:style-name="P7">El proyecto consiste en un sistema integral de control de acceso físico y gestión de inventario para materiales de alto valor. La solución permite la identificación segura de trabajadores mediante códigos QR dinámicos basados en el algoritmo TOTP, asegurando que los tokens caduquen a los segundos para evitar duplicidad o accesos no autorizados.</text:p>
      <text:p text:style-name="P7"/>
      <text:p text:style-name="P7"><text:span text:style-name="T1">Backend:</text:span> Aplicación concurrente desarrollada en Java (Spring Boot) que centraliza la logica de negocio, la validación de tokens y sirve la información mediante una API REST.</text:p>
      <text:p text:style-name="P7"/>
      <text:p text:style-name="P7"><text:span text:style-name="T1">Frontend:</text:span> Aplicación multiplataforma mediante React Native con dos roles especificados que son: “app del trabajador” para visualizar el QR y el “escáner de control” para la lectura del anterior.</text:p>
      <text:p text:style-name="P7"><text:span text:style-name="T1">Persistencia:</text:span> Se ha creado una base de datos relacional MySQL para la gestión de usuarios, semillas TOTP e histórico de movimientos.</text:p>
      <text:p text:style-name="P7"><text:span text:style-name="T1">Integración ERP:</text:span> Se ha usado Odoo para la sincronización en tiempo real con el registro de jornadas y movimientos de los objetos de alto valor.</text:p>
      <text:p text:style-name="P6"/>
      <text:p text:style-name="P6"/>
      <text:p text:style-name="P8"/>
      <text:h text:style-name="P9" text:outline-level="2" text:is-list-header="true"><text:bookmark-start text:name="__RefHeading___Toc4_1301594584COPY_IS_MOVE"/>(Acceso a datos) RA 2: Desarrolla aplicaciones que gestionan información almacenada en bases de datos relacionales identificando y utilizando mecanismos de conexión : <text:bookmark-end text:name="__RefHeading___Toc4_1301594584COPY_IS_MOVE"/></text:h>
      <text:h text:style-name="P10" text:outline-level="3">Diseno de la Capa de Persistencia:</text:h>
      <text:p text:style-name="P11">Ha sido implementada una base de datos MySQL siguiendo las especificaciones previas para soportar el almacenamiento de:</text:p>
      <text:list text:style-name="L1">
        <text:list-item>
          <text:p text:style-name="P12">Credenciales y Seguridad: Almacenamiento de trabajadores incluyendo sus semillas secretas para el algoritmo TOTP (RFC 6238).</text:p>
        </text:list-item>
        <text:list-item>
          <text:p text:style-name="P12">Inventario y Zonas : Registro de materiales de alto valor y zonas restringidas.</text:p>
        </text:list-item>
        <text:list-item>
          <text:p text:style-name="P12">Histórico: Registro de movimientos o prestamos de herramientas.</text:p>
        </text:list-item>
      </text:list>
      <text:h text:style-name="P13" text:outline-level="3"><text:bookmark-start text:name="__RefHeading___Toc6_1301594584"/>Evidencia 1:<text:bookmark-end text:name="__RefHeading___Toc6_1301594584"/></text:h>
      <text:p text:style-name="P14">El acceso a datos se gestiona mediante el patrón DAO en el backend, utilizando <text:span text:style-name="T1">Spring Data JPA</text:span> para la abstracción de consultas. Se incluye un archivo init.sql en la raíz del proyecto que automatiza la creacion de la estructura DDL y la inserción de datos de prueba necesarios para el despliegue inicial.</text:p>
      <text:p text:style-name="P14">Mas datos en la tabla de Evidencias al final del documento.</text:p>
      <text:p text:style-name="Text_20_body"/>
      <text:h text:style-name="P9" text:outline-level="2"><text:bookmark-start text:name="__RefHeading___Toc8_1301594584"/>(Sistemas de gestión) RA 3: Realiza operaciones de gestión, consulta y análisis de la información siguiendo las especificaciones de diseño y utilizando las herramientas proporcionadas por los sistemas ERP-CRM :<text:bookmark-end text:name="__RefHeading___Toc8_1301594584"/></text:h>
      <text:p text:style-name="P15">El sistema actuará sincronizado con Odoo. Cada vez que se escanee un QR válido</text:p>
      <text:p text:style-name="P15">para iniciar/finalizar un turno de trabajo o para retirar/devolver una herramienta</text:p>
      <text:p text:style-name="P15">de alto valor, el backend registrará los datos contra el ERP.<text:span text:style-name="T2">`</text:span></text:p>
      <text:p text:style-name="P16"/>
      <text:h text:style-name="P9" text:outline-level="2"><text:bookmark-start text:name="__RefHeading___Toc953_1301594584"/>(Introducción a la nube pública) RA 3: Diseña y configura redes virtuales y servicios de cómputo en la nube, aplicando buenas prácticas de seguridad, estrategias de balanceo de carga, escalado automático y aprovechando tecnologías serverless, contenedores y máquinas virtuales según casos de uso específicos : <text:bookmark-end text:name="__RefHeading___Toc953_1301594584"/></text:h>
      <text:p text:style-name="P15">Un sistema de control de accesos físico y de inventario</text:p>
      <text:p text:style-name="P15">requiere estrictos controles de red. Se debe diseñar a nivel documental la</text:p>
      <text:p text:style-name="P15">gestión de accesos y la topología en AWS para asegurar que el backend esté</text:p>
      <text:p text:style-name="P15">aislado y solo reciba peticiones de terminales o dispositivos autorizados.</text:p>
      <text:p text:style-name="P15"/>
      <text:h text:style-name="Heading_20_2" text:outline-level="2"><text:bookmark-start text:name="__RefHeading___Toc955_1301594584"/>Evidencia 3 :<text:bookmark-end text:name="__RefHeading___Toc955_1301594584"/></text:h>
      <text:p text:style-name="P17"/>
      <text:p text:style-name="P17">Documento con el diagrama justificado en AWS detallando</text:p>
      <text:p text:style-name="P15">los grupos de seguridad (Security Groups) de las instancias, el diseño de</text:p>
      <text:p text:style-name="P15">roles e identidades de IAM para restringir los permisos, y una estimación</text:p>
      <text:p text:style-name="P15">de costes con la calculadora de AWS.</text:p>
      <text:p text:style-name="P18"><text:s/></text:p>
      <text:p text:style-name="P18">DOCUMENTO ADJUNTO : <text:span text:style-name="T3">“DOCUMENTO RA3 AWS PROYECTO”</text:span></text:p>
      <text:p text:style-name="P15"/>
      <text:h text:style-name="P19" text:outline-level="2">TABLA DE LAS EVIDENCIAS</text:h>
      <text:p text:style-name="P20"/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1"><text:span text:style-name="Strong_20_Emphasis"><text:span text:style-name="T4">Requisito del Proyecto</text:span></text:span></text:p>
            </table:table-cell>
            <table:table-cell table:style-name="Tabla1.A1" office:value-type="string">
              <text:p text:style-name="P21"><text:span text:style-name="Strong_20_Emphasis"><text:span text:style-name="T4">Ubicación del Archivo / Directorio</text:span></text:span></text:p>
            </table:table-cell>
            <table:table-cell table:style-name="Tabla1.A1" office:value-type="string">
              <text:p text:style-name="P21"><text:span text:style-name="Strong_20_Emphasis"><text:span text:style-name="T4">Justificación Técnica</text:span></text:span></text:p>
            </table:table-cell>
          </table:table-row>
        </table:table-header-rows>
        <table:table-row>
          <table:table-cell table:style-name="Tabla1.A1" office:value-type="string">
            <text:p text:style-name="P22"><text:bookmark text:name="p-rc_b0f95d573c342f53-138"/><text:span text:style-name="T5">Acceso a Datos (RA 2)</text:span> </text:p>
          </table:table-cell>
          <table:table-cell table:style-name="Tabla1.A1" office:value-type="string">
            <text:p text:style-name="P23"><text:span text:style-name="Source_20_Text"><text:span text:style-name="T4">/database/init.sql</text:span></text:span></text:p>
          </table:table-cell>
          <table:table-cell table:style-name="Tabla1.A1" office:value-type="string">
            <text:p text:style-name="P23"><text:span text:style-name="T4">Contiene el DDL (tablas), DML (datos prueba) y gestión de permisos del usuario </text:span><text:span text:style-name="Source_20_Text"><text:span text:style-name="T4">app_user</text:span></text:span><text:span text:style-name="T4">.</text:span></text:p>
          </table:table-cell>
        </table:table-row>
        <table:table-row>
          <table:table-cell table:style-name="Tabla1.A1" office:value-type="string">
            <text:p text:style-name="P22"><text:bookmark text:name="p-rc_b0f95d573c342f53-139"/><text:span text:style-name="T5">Persistencia Java (DAO)</text:span> </text:p>
          </table:table-cell>
          <table:table-cell table:style-name="Tabla1.A1" office:value-type="string">
            <text:p text:style-name="P23"><text:span text:style-name="Source_20_Text"><text:span text:style-name="T4">/backend/src/main/java/.../repositories/</text:span></text:span></text:p>
          </table:table-cell>
          <table:table-cell table:style-name="Tabla1.A1" office:value-type="string">
            <text:p text:style-name="P24">Interfaces de JpaRepository que gestionan la comunicación con MySQL.</text:p>
          </table:table-cell>
        </table:table-row>
        <table:table-row>
          <table:table-cell table:style-name="Tabla1.A1" office:value-type="string">
            <text:p text:style-name="P22"><text:bookmark text:name="p-rc_b0f95d573c342f53-140"/><text:span text:style-name="T5">Seguridad TOTP</text:span> </text:p>
          </table:table-cell>
          <table:table-cell table:style-name="Tabla1.A1" office:value-type="string">
            <text:p text:style-name="P23"><text:span text:style-name="Source_20_Text"><text:span text:style-name="T4">/backend/src/main/java/.../services/impl/TOTPServiceImpl.java</text:span></text:span></text:p>
          </table:table-cell>
          <table:table-cell table:style-name="Tabla1.A1" office:value-type="string">
            <text:p text:style-name="P24">Implementación del algoritmo $T = \lfloor \frac{T_{current} - T_{0}}{X} \rfloor$ para QRs dinámicos.</text:p>
          </table:table-cell>
        </table:table-row>
        <table:table-row>
          <table:table-cell table:style-name="Tabla1.A1" office:value-type="string">
            <text:p text:style-name="P22"><text:bookmark text:name="p-rc_b0f95d573c342f53-141"/><text:span text:style-name="T5">Sincronización Odoo (RA 3)</text:span> </text:p>
          </table:table-cell>
          <table:table-cell table:style-name="Tabla1.A1" office:value-type="string">
            <text:p text:style-name="P23"><text:span text:style-name="Source_20_Text"><text:span text:style-name="T4">/backend/src/main/java/.../infrastructure/odoo/</text:span></text:span></text:p>
          </table:table-cell>
          <table:table-cell table:style-name="Tabla1.A1" office:value-type="string">
            <text:p text:style-name="P24">Cliente XML-RPC que registra jornadas y movimientos de stock en el ERP.</text:p>
          </table:table-cell>
        </table:table-row>
        <table:table-row>
          <table:table-cell table:style-name="Tabla1.A1" office:value-type="string">
            <text:p text:style-name="P22"><text:bookmark text:name="p-rc_b0f95d573c342f53-142"/><text:span text:style-name="T5">Arquitectura Concurrente</text:span> </text:p>
          </table:table-cell>
          <table:table-cell table:style-name="Tabla1.A1" office:value-type="string">
            <text:p text:style-name="P23"><text:span text:style-name="Source_20_Text"><text:span text:style-name="T4">/backend/src/main/java/.../config/AsyncConfig.java</text:span></text:span></text:p>
          </table:table-cell>
          <table:table-cell table:style-name="Tabla1.A1" office:value-type="string">
            <text:p text:style-name="P24">Configuración de hilos para el manejo simultáneo de validaciones y peticiones.</text:p>
          </table:table-cell>
        </table:table-row>
        <table:table-row>
          <table:table-cell table:style-name="Tabla1.A1" office:value-type="string">
            <text:p text:style-name="P22"><text:bookmark text:name="p-rc_b0f95d573c342f53-143"/><text:span text:style-name="T5">Despliegue y Orquestación</text:span> </text:p>
          </table:table-cell>
          <table:table-cell table:style-name="Tabla1.A1" office:value-type="string">
            <text:p text:style-name="P23"><text:span text:style-name="Source_20_Text"><text:span text:style-name="T4">docker-compose.yml</text:span></text:span></text:p>
          </table:table-cell>
          <table:table-cell table:style-name="Tabla1.A1" office:value-type="string">
            <text:p text:style-name="P24">Orquestador que levanta los servicios de Backend, Frontend, MySQL y Odoo.</text:p>
          </table:table-cell>
        </table:table-row>
        <table:table-row>
          <table:table-cell table:style-name="Tabla1.A1" office:value-type="string">
            <text:p text:style-name="P22"><text:bookmark text:name="p-rc_b0f95d573c342f53-144"/><text:span text:style-name="T5">Diseño AWS (RA 3)</text:span> </text:p>
          </table:table-cell>
          <table:table-cell table:style-name="Tabla1.A1" office:value-type="string">
            <text:p text:style-name="P23"><text:span text:style-name="Source_20_Text"><text:span text:style-name="T4">/docs/RA3_AWS_PROYECTO.pdf</text:span></text:span></text:p>
          </table:table-cell>
          <table:table-cell table:style-name="Tabla1.A1" office:value-type="string">
            <text:p text:style-name="P24">Documentación técnica sobre Security Groups, IAM y estimación de costes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77bc0" officeooo:paragraph-rsid="00077bc0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77bc0" officeooo:paragraph-rsid="00077bc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YECTO INTERMODULAR</text:p>
      </style:header>
      <style:footer>
        <text:p text:style-name="MP2">MANUEL MARTINEZ ALEJOS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20:09:05.786560456</meta:creation-date>
    <dc:date>2026-04-09T21:37:20.194997388</dc:date>
    <meta:editing-duration>PT37M13S</meta:editing-duration>
    <meta:editing-cycles>4</meta:editing-cycles>
    <meta:generator>LibreOffice/25.8.5.2$Linux_X86_64 LibreOffice_project/580$Build-2</meta:generator>
    <meta:document-statistic meta:table-count="1" meta:image-count="0" meta:object-count="0" meta:page-count="6" meta:paragraph-count="69" meta:word-count="776" meta:character-count="5282" meta:non-whitespace-character-count="4567"/>
  </office:meta>
</office:document-meta>
</file>